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PIC32 Simple I/O Program (LED Decrementer)</text:span></text:p>
      <text:p text:style-name="P1"><text:span text:style-name="T2">CE-420 Microcomputers II</text:span></text:p>
      <text:p text:style-name="P1"><text:span text:style-name="T2">Lab 3</text:span></text:p>
      <text:p text:style-name="P1"><text:span text:style-name="T2">10/21/11, Prof. Tewolde</text:span></text:p>
      <text:p text:style-name="P1"><text:span text:style-name="T2">Jacob Howarth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Lucida Sans Unicode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 fo:orphans="2" fo:widows="2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hi" style:country-asian="I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showa</meta:initial-creator>
    <meta:editing-cycles>2</meta:editing-cycles>
    <meta:creation-date>2011-10-18T03:01:00</meta:creation-date>
    <dc:date>2011-10-21T18:23:47.61</dc:date>
    <meta:editing-duration>PT00H00M02S</meta:editing-duration>
    <meta:generator>OpenOffice.org/3.0$Win32 OpenOffice.org_project/300m15$Build-9379</meta:generator>
    <meta:document-statistic meta:table-count="0" meta:image-count="0" meta:object-count="0" meta:page-count="1" meta:paragraph-count="5" meta:word-count="16" meta:character-count="107"/>
    <meta:template xlink:type="simple" xlink:actuate="onRequest" xlink:title="Normal" xlink:href=""/>
  </office:meta>
</office:document-meta>
</file>